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ubik" svg:font-family="Rubik,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P2" style:family="paragraph" style:parent-style-name="Standard">
      <style:text-properties fo:color="#ffffff" fo:font-size="16pt" style:font-size-asian="16pt" style:font-size-complex="16pt"/>
    </style:style>
    <style:style style:name="T1" style:family="text">
      <style:text-properties fo:color="#ffffff" fo:font-size="16pt" style:font-size-asian="16pt" style:font-size-complex="16pt"/>
    </style:style>
    <style:style style:name="T2" style:family="text">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NAME- Silk<text:line-break/>AGE 15 years old <text:line-break/>PLACE OF BIRTH – Sparrow 991 <text:line-break/>CURRENT LOCATION- the ag slug<text:line-break/>NATIONALITY- cantonese</text:span></text:p>
      <text:p text:style-name="P2">EDUCATION- Ship's captain<text:line-break/>OCCUPATION- aprenticing on captain's ship<text:line-break/>INCOME- none but get's drown in money as the raids start and things go better<text:line-break/>HEIGHT 5' 2” <text:line-break/>EYE COLOR- Jade green, royal blue, imperial purple as the days may call for<text:line-break/>HAIR COLOR- Black<text:line-break/>BUILD- Fit and attractive<text:line-break/>DISTINGUISHING FEATURES- Perfect Lucy Lu <text:line-break/>PREFERED OUTFIT- Traditional Captain's Apprentice gear. Formal and more hands off than the rest. <text:line-break/>GLASSES- none<text:line-break/>ACCESSORIES- the silks she's named for, hanging our of her sleves, dances etc. knives, poison, epsionage<text:line-break/>GROOMING (dishelved, smart put together, untidy but clean, other explain)- Etreeemly well put together. Family was so dirt poor but she was given an opportunity to study and she is taking it 114%<text:line-break/><text:line-break/>DISTINGUISHING TICS AND MANNERISMS- <text:line-break/>She seems to be much older then her frame belies. Seems to be a woman in a child's body<text:line-break/><text:line-break/>HEALTH DO THE SUFFER FROM ILLNESS?- perfect health, chip on their shoulder. Men do not seem to see me. But for what I am. Pretty death. <text:line-break/>HANDWRITING- prefect caligraphy, artistic, and beautiful.</text:p>
      <text:p text:style-name="P2"/>
      <text:p text:style-name="P2"><text:s/><text:line-break/>GAIT(Confident, powerful strides Lazy stroll Fast, walks at a clip Distracted, eyes on the ground Other? If so, explain: )<text:line-break/>Powerful, hipy wiggly walk, silent and stealthy. Like a little panther. <text:line-break/><text:soft-page-break/><text:line-break/>Style of speech (elevated, educated, peppered with slang, etc.): <text:line-break/>Obsequious, let's people under estimate her. Intelegent, well read. Sassy.</text:p>
      <text:p text:style-name="P2"/>
      <text:p text:style-name="P2">Tempo of speech (rapid, slow, measured, drawl, etc.): _ slow speech. Listens much. Get's really fired up when it is time to kill. Like a roaring tiger she strikes and shows the fools they've under-estimated her. <text:line-break/>Do they have an accent yes or no- English is *perfect* they have no accent. </text:p>
      <text:p text:style-name="P2"/>
      <text:p text:style-name="P2">PITCH MOLODIC GRAVELLY DEEP ECT- Soft alto voice like sweet cool green tea in the warm summer. </text:p>
      <text:p text:style-name="P2"/>
      <text:p text:style-name="P2">POSTURE (Stiff, military Slouching Casual and relaxed ‘Turtle’, tired Other? If so, explain: )<text:line-break/>Perfect geisha.<text:line-break/></text:p>
      <text:p text:style-name="P2"/>
      <text:p text:style-name="P2">GESTURING(Only when agitated or eager Doesn’t gesture Compulsive “hand-talker” Controlled, only to make a point Other? If so, explain )- </text:p>
      <text:p text:style-name="P2">double fingers budda's blessing style mobements and gestures. Like a dance- she moves like she's always dancing and you never want to be there when the dance ends-because she get's a psychopathic kick out of (BODY AND BLOOD) <text:line-break/><text:line-break/>Level of Eye Contact (direct shifty etc)- Looks down when she's letting other underestimate her. If she makes direct eye contact with you that is because she's about to kill you and she wants to savor that moment when the realization that she's waaaaay waaaaay above you hits, Or if she's making eye contact she see's you as an equal or maybe temporarily a better so she's giving and receiving the respect she deserves. <text:line-break/><text:line-break/>SPEECH IMPEDIMENTS- None- her speech is perfect <text:line-break/><text:line-break/>DISTINGUISHING SPEECH TICS-quiet, unless theres a dance move “huah!” emphasis. <text:line-break/><text:line-break/><text:soft-page-break/>PREFERED CURSE WORD- She likes to insult intelligence, call people the names of obvious prey animals, or to call them the future thing they will be like “water logged corpse” or “pale blood drained husk, dripping from the neck”<text:line-break/><text:line-break/>CATCHPHRASES- What they do not see, I will not show them, what they will not hear I cannot sing any louder, so let them see a girl. I am a tiger. <text:line-break/><text:line-break/>So let them touch and lose themselves for a moment, does the tiger complain when a boar leads itself into her mouth? <text:line-break/><text:line-break/>The only dance partner I wish is death himself. All other partners cannot keep up. <text:line-break/><text:line-break/>LAUGHTER WHAT DO THE TEND TO FIND FUNNY?- <text:line-break/>-Philosophy</text:p>
      <text:p text:style-name="P2">-the underestimations</text:p>
      <text:p text:style-name="P2">-any failure in trade, the captain-ships, or other skills</text:p>
      <text:p text:style-name="P2">-Old stories and things of the people and the past. <text:line-break/><text:line-break/>DESCRIBE THEIR SMILE</text:p>
      <text:p text:style-name="P2">Lippy and controlled when understimated, wide and toothy and estatic when killing or about to or dancing. </text:p>
      <text:p text:style-name="P2"/>
      <text:p text:style-name="P2">EMOTIVE? EMOTIONS ON THEIR SLEEVE HOW EASLITY CAN OTHERS READ THEMSELVES<text:line-break/><text:line-break/>They are staid and quiet unless performing. Or in cover of other captains- then they wear their emotions on their sleeves. They see lots of things that others cannot. Many cannot read them. </text:p>
      <text:p text:style-name="P2"><text:line-break/><text:line-break/>They have a resting ______ face. Angel Side-eye Neutral Confused Other? If so, explain: <text:line-break/><text:line-break/>Angel <text:line-break/><text:soft-page-break/><text:line-break/>PART 2 – THE FLESH<text:line-break/>Definition how your character is a product of their environment. <text:line-break/>Similar to: the character bio and backstory. <text:line-break/>2.1 THE PAST<text:line-break/><text:line-break/>HOMETOWN- One of the many canton ships of the people. -She was not a captain's daugter but instead made it up on her merits. Was insanely intelligent. And studyed hard. <text:line-break/>TYPE OF CHILDHOOD(NEGLECTED sheltered etc.)- poor, good family, but more smart than her mom and dad at a very young age. I understood the games that others did not. They came to me easily. It felt <text:s/>and often, often still do that others are moving in slow motion. <text:line-break/>EDUCATION- working on a captainship. <text:line-break/><text:line-break/>Were they involved in organizations and clubs at school? </text:p>
      <text:p text:style-name="P2">Sports, model un other debate drama gay straight alliance<text:line-break/>They played the normal kids games, and loved chess, RTS's and other things. Will not cook. Ever. Even if she had to eat food raw, or suffer bad cooking she is going to be served rather than serve. <text:line-break/><text:line-break/>At Graduation there were named most likely to ____________ in the yearbook. </text:p>
      <text:p text:style-name="P2">Dance her way to a death pact. </text:p>
      <text:p text:style-name="P2"><text:line-break/><text:line-break/>JOBS if applicable what would their resume look like. </text:p>
      <text:p text:style-name="P2">Captain apprentices ship. <text:line-break/>One of the three captains of the people returned. There will be a mighty campaign to free her people. The hordes released.<text:line-break/><text:line-break/>DREAM JOB as a Child? Why?- </text:p>
      <text:p text:style-name="P2">To dance. Because when she danced she felt free and time did not seem to exist. She was not hungry, it mattered only that they danced as well as they could and that the gods saw them. <text:line-break/><text:line-break/><text:soft-page-break/>Who were their role models growing up? Describe them </text:p>
      <text:p text:style-name="P2">The old stories give us lots of role models. I knew I was a captain when I listened to the stories and did not hear the same things others heard. Others heard the heroics of our peole and rejoyed that they were canton and we were strong- they passed that strength to others. <text:line-break/><text:line-break/>I felt I was listening to my own accomplishments be read and I had but to act and do them. <text:line-break/><text:line-break/>Greatest Regret- Not being a man, or knowing enough to follow stone in to meet grandfather first or have the chance he had. We've been out here starving. Minding the beacon, killing trench and rats and diving into radiation to keep this place afloat while he's been feasting with frandfather. She's happy with what she does get, but DAMN IT she could have been the great Khan. <text:line-break/><text:line-break/>Hobbies Growing up- Dance, the murder of small animals.</text:p>
      <text:p text:style-name="P2"/>
      <text:p text:style-name="P2">Favorite palce to be as a child- The wide field of grass that is at every canton play area for the children. She used to hunt there and be waaay to hyper sexualized</text:p>
      <text:p text:style-name="P2"/>
      <text:p text:style-name="P2">if they could change one thing from their past what would it be and WHY? </text:p>
      <text:p text:style-name="P2">That she wasn't the one to go into the dream tank with grandfather, that she'd always be playing catchup from that time. That there was nothing like killing, only dance and art held her thirst now. <text:line-break/><text:line-break/>She knew it was right. The event. The truth, but she couldn't forget the taste of blood&gt; she wished there was a way to be both things. But no there was not. She could not similaniously be a tiger, and a life moth. And the math checked out but it doesn't assuage her. <text:line-break/><text:line-break/>Major turning points or life beats in childhood- </text:p>
      <text:p text:style-name="P2">Taken from dust</text:p>
      <text:p text:style-name="P2">Dancing</text:p>
      <text:p text:style-name="P2">her first kill</text:p>
      <text:p text:style-name="P2"><text:soft-page-break/>Mother and father deserved. <text:line-break/>Jealousy of Stone- if going in there could do that to him- then what could it do to me? And Waning to come for the ride but having a plan that she must get that thing.</text:p>
      <text:p text:style-name="P2"/>
      <text:p text:style-name="Standard"><text:span text:style-name="T1">Earliest Memory- mother grubbing for rice.<text:line-break/><text:line-break/>Saddest Memory – her father kept a cat. They ate it one starving year when the corporation first came and put austerity. <text:line-break/><text:line-break/>Happiest Memory- being chosen for captainschool<text:line-break/><text:line-break/>Clearest Memory – her first kill<text:line-break/><text:line-break/>What are the skeltons in the closet? -she has none, other than she liked the taste of the Cat. She is the perfect remoreseless kill machine. Doesn't feel it doesn't even register . <text:line-break/><text:line-break/>THREE ADJECTIVES TO DESCRIVE THEM AS A CHILD? </text:span></text:p>
      <text:p text:style-name="Standard"><text:span text:style-name="T1">Aloof, self assured, deep<text:line-break/><text:line-break/>WHAT ADVICE WOULD THEY GIVE TO THEIR YONGER SELF? - <text:line-break/><text:line-break/>Do not let stone go first into the dreams. <text:line-break/><text:line-break/>CRIMINAL RECORD- <text:line-break/>An unending record of bloodshed and vice. <text:line-break/><text:line-break/>2.2 FAMILY <text:line-break/><text:line-break/>FATHER- Small grubber, not smart, smokes, kind<text:line-break/>AGE IF LIVING? OCCUPATION- he's living, probably like 51 if he can even be said to remember his age. <text:line-break/>BRIEFLY DESCIVE THEIR RELATIONSHIP WITH YOUR CHARACTER_ They were kind village parents. And even covered for them when they saw the ugliness. But never of the same depth. Taught her to play </text:span><text:soft-page-break/><text:span text:style-name="T1">chess. <text:line-break/><text:line-break/></text:span></text:p>
      <text:p text:style-name="P2"/>
      <text:p text:style-name="P2">MOTHER – Sweet woman- but not connected with them as a child. <text:line-break/>AGE IF LIVING 45? <text:line-break/>OCCUPATION- grubber<text:line-break/>BRIEFLY DESCRIVE THEIR RELATIONSHIP WIT YOUR CHARACTER- They did whatever they had to do, in order to get their gifted child to the captains study. <text:s/>The daughter rewards them for this with much grain, a new cat, and the niceties that a common canton would appreciate. They know nothing of me, how can they? They are two oxen who I have made sure to give good feed and shelter for bearing a heavy burden- but I do not expect them to come inside the house with me. <text:line-break/>SIBLINGS- none she was all they could affort and they put all their eggs in one basket. <text:line-break/>HOW MANY?<text:line-break/>NAMES AGES <text:line-break/>RELATIONSHIP WITH YOUR CHARACTER <text:line-break/><text:line-break/>CHILDREN IF APPLICABLE- no children<text:line-break/>HOW MANY<text:line-break/>WHAT ARE THEIR NAMES AGES ETC<text:line-break/>BRIEFLY DESCRIBE THEIR RELATIONSHIP WITH YOUR CHARACTER <text:line-break/><text:line-break/>EXTENDED FAMILY- doesn't know them and they don't know her. Her peole are her family she goes to the festivals and is taken in by every family they pass but she has none of their own. <text:line-break/>GRANDPARENTS<text:line-break/>UNCLES<text:line-break/>AUNTS<text:line-break/>COUSINS<text:line-break/>OTHER<text:line-break/><text:line-break/>FAMILY ECONOMIC STATUS- poooooooooooooor<text:line-break/>HOW OFTEN DO THEY SEE THEIR FAMILY IN A YEAR- she seems <text:soft-page-break/>them on religious festivals and holidays as a good daughter should but not much beyond that. <text:line-break/><text:line-break/>2.3 EXTERNAL RELATIONSHIPS</text:p>
      <text:p text:style-name="P2">Closest Friends describe them:- Joaquin, several grandmothers, she is quite good to Mantis because he is so good to her, they play chess together. <text:line-break/>ENEMIES Describe them</text:p>
      <text:p text:style-name="P2"/>
      <text:p text:style-name="P2">They have many enemies. The rebellion hates her- the imperials want her dead. She gets to be one of the most wanted by the space wolves once they come into their own and are activated. </text:p>
      <text:p text:style-name="P2"/>
      <text:p text:style-name="P2">HOW ARE THEY PERCIEVED:<text:line-break/> BY STRANGERS IN THE STREET?- A young girl of surpasing beauty. <text:line-break/>ACQUANTANCES AT WORK FUNCTION? - as dangerous and an interesting story just beginning (ah that one will be in the tales for certain)</text:p>
      <text:p text:style-name="P2">COLLEAGUES IN THE OFFICE?- Joaquin as a quick study, almost his equal he felt he was passing off a captain who already had much experince but only needed the formalities completed, with her. <text:line-break/>AUTHORITY FIGURES?- as a presumptious little upstart that they could ignore and underestimate<text:line-break/>FRIENDS IN THEIR FRIEND CIRCLES? Mantis sees her for what she is, and understands him.<text:line-break/>CHILDREN?- as something fun to play with but they don't understand what she is. <text:line-break/>THE OPPOSITE SEX? - as a youthful beauty. Not a black widow</text:p>
      <text:p text:style-name="P2">EXTENDED FAMILY?- has none.<text:line-break/><text:line-break/>WHAT SOCIAL MEDIA PLATFORMS ARE THEY ON? - to hell with that.<text:line-break/><text:line-break/>HOW WOULD THEY USE SOCIAL MEDIA PLATFORMS?- as a tool for trade that is all.<text:line-break/><text:line-break/>HOW WOULD THEY FILL OUT AN ONLINE DATHING PROFILE FOR THEMSELVES? Mantis gives them all the intellectual stimulation they would ever want. And as far as physical well she's got more (BODY AND <text:soft-page-break/>BLOOD) than she knows what to do with. <text:line-break/><text:line-break/>WHAT IS THEIR ROLE IN THE GROUP DYNAMIC?<text:line-break/>Leader Joker Parent Hype man Mooch Other? If so, explain: </text:p>
      <text:p text:style-name="P2">Joker, Quiet observer, support, honey pot, leader when needed. <text:line-break/><text:line-break/>WHO DO THEY DEPEND ON FOR :<text:line-break/>PRACTICAL ADVICE?- Joaquin, mantis<text:line-break/>MENTORING?- Joaquin, mantis, <text:line-break/>A WINGMAN?- She can manipulate other girls or young men her age no problem, she has all the workers they could find. <text:line-break/>EMOTIONAL SUPPORT?- emotions what are those?<text:line-break/>MORAL SUPPORT?- talks to mantis, or stone sometimes. <text:line-break/>WHAT DOE THEY WANT FROM A RELATIONSHIP? Power, opportunties, hunting<text:line-break/>WHO WOULD BE THEIR IDEAL PARTNER?- Mantis if he were whole andshe were capable of love. <text:line-break/><text:line-break/>DO THEY HAVE <text:s/>A SIGNIFICANT OTHER DESCRIBE THEM – no</text:p>
      <text:p text:style-name="P2"><text:line-break/>HOW MANY PEOPLE WOULD ATTEND THEIR FUNERALS?- the vast people would attend her funeral and sing praises of the many battles and settlements and politicals etc she'd commited. <text:line-break/><text:line-break/>PART THREE THE CORE&gt; </text:p>
      <text:p text:style-name="P2"/>
      <text:p text:style-name="P2">WHAT DO THEY DO ON RAINY DAYS- Dance, study, monster shit. <text:line-break/><text:line-break/>ARE THEY:<text:line-break/>Street-smart Book-smart Optimist Pessimist Introvert Extrovert </text:p>
      <text:p text:style-name="P2">Street and book pessimistic introverted but can fake poisitive and extroverted but she'd rather get through the badness she knows will inevitably come running and revel in the fact that tshe got through it anyway. </text:p>
      <text:p text:style-name="P2"/>
      <text:p text:style-name="P2">What is their favorite sound?- The begging of company men when they realize what she is. <text:line-break/><text:soft-page-break/><text:line-break/>Favorite Place in the world. - Once she earns it, the bridge of her own ship. Quiet, place for dancing. And she teacher her crew to do mostly what she wants. <text:line-break/><text:line-break/>What secrets do they keep? What are they most afraid of peole finding out?- <text:line-break/>She doesn't tell many how much she deeply enjoys her work. </text:p>
      <text:p text:style-name="P2"/>
      <text:p text:style-name="P2">What do they want the most?- to show everyone that they can be as good or better than all the boys. </text:p>
      <text:p text:style-name="P2"/>
      <text:p text:style-name="P2">Biggest Flaw- fuck they are cruel. Interesting from a distance but when you're close to them they leave a cold, hard taste in your mouth.<text:line-break/><text:line-break/>Biggest strenght? - they are pretty badass as far as what they can do and ambitions and skills she's a captain assassin for fucks sake. </text:p>
      <text:p text:style-name="P2"/>
      <text:p text:style-name="P2">Biggest Fear?- of being stuck as one of the people, of not being able to be a tiger, that she will forever be- behind stone. <text:line-break/><text:line-break/>Waht is their biggest accomplishment?- That she is able to give up her tigerness.... and that she damn near caught stone. That she could see that a split would have distroyed the peole and she wasn't selfish. She kept her needs subjected to the needs of the people- all those years ago in rememberance of the oxyen that pulled her from the mud. <text:line-break/></text:p>
      <text:p text:style-name="P2">What is their idead of perfect happiness?- a delicious challenge- to hunt. <text:line-break/></text:p>
      <text:p text:style-name="P2">Do they want to be remembered? What for? - absofuckingloutly for being the best captain possible<text:line-break/><text:line-break/>Favorite Quote- Tiger tiger burning bright! <text:line-break/><text:line-break/>How do they approach- </text:p>
      <text:p text:style-name="P2"><text:line-break/>Power?- love it. Adapt to it and use it flawlessly. Like a chess player at the <text:soft-page-break/>chessboard</text:p>
      <text:p text:style-name="P2"/>
      <text:p text:style-name="P2">AMBITION – claws out ready to rock<text:line-break/>LOVE- sex love connection is a tool and tool only. Mantis loved her and she is grateful for him. <text:line-break/>CHANGE?- Necessary and useful for the extreemes, without change there would be no progress, without change she couldn't buy the splendid tools and weapons and horrible things she has. <text:line-break/><text:line-break/>What is one object or possession that they would rescue from their burning home? - her silks, her trophies, her chessboard and set. </text:p>
      <text:p text:style-name="P2"/>
      <text:p text:style-name="P2">What or who bores them? - foolish company men, those who do not or cannot know their position in the pattern of the grand design. Horniness and those who think they're better than her. <text:line-break/><text:line-break/>What makes them angry?- not much she doens't get super angry, but she keeps score. Stone getting the grandfather time irks her.</text:p>
      <text:p text:style-name="P2"><text:line-break/>What do they look for in a person? - what can they teach me, how can I use them, what are their flaws weaknesses etc. <text:line-break/><text:line-break/>How strong is their moral compass? When Specifically are they willing to compromise their morals?</text:p>
      <text:p text:style-name="P2">The people have pretty loose morals of what is and isn't ok. And all the extreemes of what she wants to do is contained in the laws of the people. She can do most everything. </text:p>
      <text:p text:style-name="P2"/>
      <text:p text:style-name="P2">List the last 10 books that they read- <text:line-break/>Philosophy- </text:p>
      <text:p text:style-name="P2">Economics</text:p>
      <text:p text:style-name="P2">the history of space travel and warships</text:p>
      <text:p text:style-name="P2">the stolen history</text:p>
      <text:p text:style-name="P2">dance theory<text:line-break/>Anatomy and Physiology </text:p>
      <text:p text:style-name="P2">Space charting and travel theory<text:line-break/><text:soft-page-break/>assassinations <text:line-break/>Music composition and theory. <text:line-break/><text:line-break/>Which fictional world would the most wish to visit? The veld, the most dangerous game. <text:line-break/><text:line-break/>If they didn't have to sleep what would they do with their extra time?- Study harder to be a captain.</text:p>
      <text:p text:style-name="P2"/>
      <text:p text:style-name="P2">What are their pet peeves? That men think themseleves better, that they are limited by the flaws and follies of others, <text:line-break/><text:line-break/>If they won the lottery what would they do?</text:p>
      <text:p text:style-name="P2"/>
      <text:p text:style-name="P2">Describe the character's bucket list at the ages of </text:p>
      <text:p text:style-name="P2">15- best captain</text:p>
      <text:p text:style-name="P2">20- best captain</text:p>
      <text:p text:style-name="P2">30- the fleet, </text:p>
      <text:p text:style-name="P2">40- get the other half of the people into the event? </text:p>
      <text:p text:style-name="P2"/>
      <text:p text:style-name="P2">List 10 songs that would occupy their all time most played playlist on spotify</text:p>
      <text:p text:style-name="P2"/>
      <text:p text:style-name="P2">what is the best compliment that someone ever paid them?- That was a perfect kill. </text:p>
      <text:p text:style-name="P2"/>
      <text:p text:style-name="P2">In AN ELEVATOR DO THEY PUSH THE ELEVATOR BUTTON MORE THAN ONCE?<text:line-break/>Yes<text:line-break/>no- they'd flip, arobatic themselves through the top rack, and flip from side to side on the cables if they needed to get somewhere fast. And look spectacular doing it. </text:p>
      <text:p text:style-name="P2"/>
      <text:p text:style-name="P2">WHAT WOULD THEY WANT THEIR TOMBSTONE TO SAY?</text:p>
      <text:p text:style-name="P2">Tiger tiger burning bright-</text:p>
      <text:p text:style-name="P2">Tell us of the hunting of the night. </text:p>
      <text:p text:style-name="P2"/>
      <text:p text:style-name="P2"><text:soft-page-break/>THE PRESENT AND THE FUTURE<text:line-break/><text:line-break/>STORY GOAL-<text:line-break/>Holy shit she's going to come in handy. Multi generational- maybe even make little captains of her own. And what can't she do. A perfect cadre with stone and mantis and silk. </text:p>
      <text:p text:style-name="P2"/>
      <text:p text:style-name="P2">STORY MOTIVATION – to get to the top of everything asap. You get it.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ubik" svg:font-family="Rubik,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01-21T08:19:59.43</meta:creation-date>
    <dc:date>2023-01-21T12:59:24.31</dc:date>
    <dc:creator>Blake Stanger</dc:creator>
    <meta:editing-duration>PT4H39M13S</meta:editing-duration>
    <meta:editing-cycles>23</meta:editing-cycles>
    <meta:generator>OpenOffice/4.1.11$Win32 OpenOffice.org_project/4111m1$Build-9808</meta:generator>
    <meta:document-statistic meta:table-count="0" meta:image-count="0" meta:object-count="0" meta:page-count="13" meta:paragraph-count="70" meta:word-count="2927" meta:character-count="16777"/>
  </office:meta>
</office:document-meta>
</file>